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Be Vietnam" svg:font-family="'Be Vietnam', apple-system, BlinkMacSystemFont, 'Segoe UI', Roboto, 'Helvetica Neue', Arial, 'Noto Sans', sans-serif, 'Apple Color Emoji', 'Segoe UI Emoji', 'Segoe UI Symbol', 'Noto Color Emoji'"/>
    <style:font-face style:name="Lohit Devanagari1" svg:font-family="'Lohit Devanagari'"/>
    <style:font-face style:name="Menlo" svg:font-family="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fo:font-size="24pt" fo:font-weight="bold" officeooo:rsid="001eab90" officeooo:paragraph-rsid="001eab90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fo:font-size="14pt" fo:font-weight="bold" officeooo:rsid="001eab90" officeooo:paragraph-rsid="001eab9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1eab90"/>
    </style:style>
    <style:style style:name="T1" style:family="text">
      <style:text-properties officeooo:rsid="001eab90"/>
    </style:style>
    <style:style style:name="T2" style:family="text">
      <style:text-properties fo:font-variant="normal" fo:text-transform="none" fo:color="#2d3748" style:font-name="Be Vietnam" fo:font-size="14pt" fo:letter-spacing="normal" fo:font-style="normal" fo:font-weight="normal"/>
    </style:style>
    <style:style style:name="T3" style:family="text">
      <style:text-properties fo:font-variant="normal" fo:text-transform="none" fo:color="#2d3748" style:font-name="Be Vietnam" fo:font-size="14pt" fo:letter-spacing="normal" fo:font-style="normal" fo:font-weight="normal" officeooo:rsid="001eab90" style:font-size-asian="12.25pt" style:font-weight-asian="bold" style:font-size-complex="14pt" style:font-weight-complex="bold"/>
    </style:style>
    <style:style style:name="T4" style:family="text">
      <style:text-properties fo:font-variant="normal" fo:text-transform="none" fo:color="#2d3748" style:font-name="Be Vietnam" fo:font-size="14pt" fo:letter-spacing="normal" fo:font-style="normal" fo:font-weight="normal" loext:padding="0in" loext:border="none"/>
    </style:style>
    <style:style style:name="T5" style:family="text">
      <style:text-properties fo:font-variant="normal" fo:text-transform="none" fo:color="#2d3748" style:font-name="Be Vietnam" fo:font-size="14pt" fo:letter-spacing="normal" fo:font-style="normal" fo:font-weight="normal" officeooo:rsid="001eab90"/>
    </style:style>
    <style:style style:name="T6" style:family="text">
      <style:text-properties fo:font-variant="normal" fo:text-transform="none" fo:color="#2d3748" style:font-name="Be Vietnam" fo:font-size="14pt" fo:letter-spacing="normal" fo:font-style="normal" fo:font-weight="normal" officeooo:rsid="001eab90" loext:padding="0in" loext:border="none"/>
    </style:style>
    <style:style style:name="T7" style:family="text">
      <style:text-properties fo:font-variant="normal" fo:text-transform="none" fo:color="#2d3748" style:font-name="Be Vietnam" fo:font-size="14pt" fo:letter-spacing="normal" fo:font-weight="normal" loext:padding="0in" loext:border="none"/>
    </style:style>
    <style:style style:name="T8" style:family="text">
      <style:text-properties fo:font-variant="normal" fo:text-transform="none" fo:color="#2d3748" style:font-name="Be Vietnam" fo:letter-spacing="normal" fo:font-style="normal" fo:font-weight="normal"/>
    </style:style>
    <style:style style:name="T9" style:family="text">
      <style:text-properties fo:font-variant="normal" fo:text-transform="none" fo:color="#2d3748" style:font-name="Be Vietnam" fo:letter-spacing="normal" fo:font-weight="normal" loext:padding="0in" loext:border="none"/>
    </style:style>
    <style:style style:name="T10" style:family="text">
      <style:text-properties fo:font-variant="normal" fo:text-transform="none" fo:color="#2d3748" style:font-name="Menlo" fo:font-size="14pt" fo:letter-spacing="normal" fo:font-style="normal" fo:font-weight="normal" loext:padding="0in" loext:border="none"/>
    </style:style>
    <style:style style:name="T11" style:family="text">
      <style:text-properties fo:font-variant="normal" fo:text-transform="none" fo:color="#2d3748" style:font-name="Menlo" fo:font-size="14pt" fo:letter-spacing="normal" fo:font-style="normal" fo:font-weight="normal" officeooo:rsid="001eab90" loext:padding="0in" loext:border="none"/>
    </style:style>
    <style:style style:name="T12" style:family="text">
      <style:text-properties fo:color="#2d3748" style:font-name="Be Vietnam" fo:font-size="14pt" fo:letter-spacing="normal" fo:font-weight="normal" loext:padding="0in" loext:border="none"/>
    </style:style>
    <style:style style:name="T13" style:family="text">
      <style:text-properties fo:color="#2d3748" style:font-name="Be Vietnam" fo:letter-spacing="normal" fo:font-weight="normal" loext:padding="0in" loext:border="none"/>
    </style:style>
    <text:list-style style:name="L1">
      <text:list-level-style-bullet text:level="1" text:style-name="Bullet_20_Symbols" style:num-suffix="." text:bullet-char="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MISE</text:p>
      <text:p text:style-name="P2"/>
      <text:p text:style-name="P2"><text:span text:style-name="T8">- Là một </text:span><text:span text:style-name="Emphasis"><text:span text:style-name="T13">cơ chế</text:span></text:span><text:span text:style-name="Emphasis"><text:span text:style-name="T9"> </text:span></text:span><text:span text:style-name="T8">trong JavaScript giúp bạn thực thi các tác vụ bất đồng bộ mà không rơi vào </text:span><text:span text:style-name="Emphasis"><text:span text:style-name="T13">callback hell</text:span></text:span><text:span text:style-name="Emphasis"><text:span text:style-name="T9"> </text:span></text:span><text:span text:style-name="T8">hay </text:span><text:span text:style-name="Emphasis"><text:span text:style-name="T13">pyramid of doom</text:span></text:span><text:span text:style-name="T8">, là tình trạng các hàm callback lồng vào nhau ở quá nhiều tầng.</text:span></text:p>
      <text:p text:style-name="P2"><text:span text:style-name="T8"/></text:p>
      <text:p text:style-name="P3"><text:span text:style-name="T3">- </text:span><text:span text:style-name="T2">Các tác vụ bất đồng bộ có thể là gửi AJAX request, gọi hàm bên trong </text:span><text:span text:style-name="Source_20_Text"><text:span text:style-name="T10">setTimeout</text:span></text:span><text:span text:style-name="T2">, </text:span><text:span text:style-name="Source_20_Text"><text:span text:style-name="T10">setInterval</text:span></text:span><text:span text:style-name="Source_20_Text"><text:span text:style-name="T4"> </text:span></text:span><text:span text:style-name="T2">hoặc </text:span><text:span text:style-name="Source_20_Text"><text:span text:style-name="T10">requestAnimationFrame</text:span></text:span><text:span text:style-name="T2">, hay thao tác với WebSocket hoặc Worker…</text:span></text:p>
      <text:p text:style-name="P3"><text:span text:style-name="T2"/></text:p>
      <text:p text:style-name="P3"><text:span text:style-name="T2">- </text:span><text:span text:style-name="T5">Promise có 2 tham số:</text:span></text:p>
      <text:p text:style-name="P3"><text:span text:style-name="T5"><text:tab/>+ </text:span><text:span text:style-name="Source_20_Text"><text:span text:style-name="T11">resolve </text:span></text:span><text:span text:style-name="T5">là hàm sẽ được gọi khi promise hoàn thành.</text:span></text:p>
      <text:p text:style-name="P3"><text:span text:style-name="T5"><text:tab/>+ </text:span><text:span text:style-name="Source_20_Text"><text:span text:style-name="T11">reject </text:span></text:span><text:span text:style-name="T5">là hàm sẽ được gọi khi có lỗi xảy ra.</text:span></text:p>
      <text:p text:style-name="P3"><text:span text:style-name="T2"/></text:p>
      <text:p text:style-name="P3">- <text:span text:style-name="T1">A</text:span><text:span text:style-name="T2">sync/await là một </text:span><text:span text:style-name="Emphasis"><text:span text:style-name="T12">cơ chế</text:span></text:span><text:span text:style-name="Emphasis"><text:span text:style-name="T7"> </text:span></text:span><text:span text:style-name="T2">giúp bạn thực hiện các thao tác bất đồng bộ một cách </text:span><text:span text:style-name="Emphasis"><text:span text:style-name="T12">tuần tự</text:span></text:span><text:span text:style-name="Emphasis"><text:span text:style-name="T7"> </text:span></text:span><text:span text:style-name="T2">hơn.</text:span></text:p>
      <text:p text:style-name="P3"><text:span text:style-name="T2"/></text:p>
      <text:p text:style-name="P3"><text:span text:style-name="T2">- </text:span><text:span text:style-name="T5">Luôn đưa vào .then() một hàm:</text:span></text:p>
      <text:p text:style-name="P3"><text:span text:style-name="T5"><text:tab/>+ Phương thức </text:span><text:span text:style-name="Source_20_Text"><text:span text:style-name="T11">.then </text:span></text:span><text:span text:style-name="T5">đòi hỏi tham số của nó phải là một hàm.</text:span></text:p>
      <text:p text:style-name="P3"><text:span text:style-name="T5"><text:tab/>+ Nếu đưa vào </text:span><text:span text:style-name="Source_20_Text"><text:span text:style-name="T11">.then() </text:span></text:span><text:span text:style-name="T5">một giá trị, nó sẽ bị bỏ qua.</text:span></text:p>
      <text:p text:style-name="P3"><text:span text:style-name="T5"/></text:p>
      <text:p text:style-name="P3"><text:span text:style-name="T5">- </text:span><text:bookmark text:name="cuoi-cung-.finally()"/><text:span text:style-name="Source_20_Text"><text:span text:style-name="T11">.finally() </text:span></text:span><text:span text:style-name="Source_20_Text"><text:span text:style-name="T6">nhận vào một hàm và sẽ được kích hoạt dù cho promise trước nó hoàn thành hay xảy ra lỗi.</text:span></text:span></text:p>
      <text:p text:style-name="P3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Be Vietnam" svg:font-family="'Be Vietnam', apple-system, BlinkMacSystemFont, 'Segoe UI', Roboto, 'Helvetica Neue', Arial, 'Noto Sans', sans-serif, 'Apple Color Emoji', 'Segoe UI Emoji', 'Segoe UI Symbol', 'Noto Color Emoji'"/>
    <style:font-face style:name="Lohit Devanagari1" svg:font-family="'Lohit Devanagari'"/>
    <style:font-face style:name="Menlo" svg:font-family="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8T20:10:19.263787626</meta:creation-date>
    <dc:date>2021-01-18T20:23:36.560607022</dc:date>
    <meta:editing-duration>PT2M57S</meta:editing-duration>
    <meta:editing-cycles>1</meta:editing-cycles>
    <meta:document-statistic meta:table-count="0" meta:image-count="0" meta:object-count="0" meta:page-count="1" meta:paragraph-count="11" meta:word-count="175" meta:character-count="817" meta:non-whitespace-character-count="649"/>
    <meta:generator>LibreOffice/6.4.6.2$Linux_X86_64 LibreOffice_project/40$Build-2</meta:generator>
  </office:meta>
</office:document-meta>
</file>